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6b3" officeooo:paragraph-rsid="000876b3"/>
    </style:style>
    <style:style style:name="P2" style:family="paragraph" style:parent-style-name="Standard">
      <style:text-properties style:text-underline-style="solid" style:text-underline-width="auto" style:text-underline-color="font-color" officeooo:rsid="000876b3" officeooo:paragraph-rsid="000876b3"/>
    </style:style>
    <style:style style:name="P3" style:family="paragraph" style:parent-style-name="Standard">
      <style:text-properties style:text-underline-style="none" officeooo:rsid="000876b3" officeooo:paragraph-rsid="00087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ndows</text:p>
      <text:p text:style-name="P1">“type nul &gt; nombreArchivo.extension” crear archivo vacio con la extensión que quieras</text:p>
      <text:p text:style-name="P1">“ipconfig” mirar la configuración ip</text:p>
      <text:p text:style-name="P1">“nombreComando &gt; nombreArchivo” para que el archivo contenga el resultado del comando</text:p>
      <text:p text:style-name="P1">“cd” para moverse de carpetas</text:p>
      <text:p text:style-name="P1">“mkdir nombreCarpeta” para crear carpetas</text:p>
      <text:p text:style-name="P1">“move nombreArchivo nombreCarpeta” para mover un archivo a una carpeta</text:p>
      <text:p text:style-name="P1">“attrib +r +h nombreArchivo/Carpeta” para cambiar atributos. +r solo lectura +h para ser oculto</text:p>
      <text:p text:style-name="P2">Ubuntu</text:p>
      <text:p text:style-name="P3">“mkdir nombreCarpeta” crear carpeta puedes ponerle la direccion para crearla donde quieras (tanto absoluta como relativa)</text:p>
      <text:p text:style-name="P3">“touch nombreArchivo” crear archivo vacio</text:p>
      <text:p text:style-name="P3">“echo “texto” » nombreArchivo” crear archivo con texto o meterle texto a un archivo</text:p>
      <text:p text:style-name="P3">“cat nombreArchivo” ver lo que tiene el archivo</text:p>
      <text:p text:style-name="P3">“cp archivo/carpetaACopiar nombreDeLaCopia” copia un archivo (puedes ponerle la direccion)</text:p>
      <text:p text:style-name="P3">“&amp;&amp;” para poner varios comandos de seguido, hace primero el de la derecha</text:p>
      <text:p text:style-name="P3">tar -cvf nombreTa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2:25:37.597367101</meta:creation-date>
    <dc:date>2023-03-17T12:34:21.039601123</dc:date>
    <meta:editing-duration>PT8M43S</meta:editing-duration>
    <meta:editing-cycles>1</meta:editing-cycles>
    <meta:document-statistic meta:table-count="0" meta:image-count="0" meta:object-count="0" meta:page-count="1" meta:paragraph-count="16" meta:word-count="134" meta:character-count="928" meta:non-whitespace-character-count="809"/>
    <meta:generator>LibreOffice/7.3.7.2$Linux_X86_64 LibreOffice_project/30$Build-2</meta:generator>
  </office:meta>
</office:document-meta>
</file>